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5931f705d6212ad141268d8965fbb0d8" style:family="table-column">
      <style:table-column-properties fo:break-before="auto" style:use-optimal-column-width="false" style:column-width="6cm"/>
    </style:style>
    <style:style style:name="odsStyleTableColumn-bf47968bf3cebf45fd5d3b8e7c165b3a" style:family="table-column">
      <style:table-column-properties fo:break-before="auto" style:use-optimal-column-width="false" style:column-width="5cm"/>
    </style:style>
    <style:style style:name="odsStyleTableColumn-2bcf650c6dd39b0d4958a5eafef90654" style:family="table-column">
      <style:table-column-properties fo:break-before="auto" style:use-optimal-column-width="false" style:column-width="3cm"/>
    </style:style>
    <style:style style:name="odsStyleTableCell-8def75ace6e03e0759f3422b6dbea6d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fc8a2cfa5c1c6abe3f1c2bc60c4d0bc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c1493c2ff4ce3817df521a5d859e082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e5f0f6344dbfb9cdfb9ef8359d4afce6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17786f0821b820384d70a2caf5e0a2d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5931f705d6212ad141268d8965fbb0d8" table:default-cell-style-name="Default"/>
        <table:table-column table:style-name="odsStyleTableColumn-bf47968bf3cebf45fd5d3b8e7c165b3a" table:default-cell-style-name="Default"/>
        <table:table-column table:style-name="odsStyleTableColumn-2bcf650c6dd39b0d4958a5eafef90654" table:default-cell-style-name="Default"/>
        <table:table-column table:style-name="odsStyleTableColumn-2bcf650c6dd39b0d4958a5eafef90654" table:default-cell-style-name="Default"/>
        <table:table-column table:style-name="odsStyleTableColumn-2bcf650c6dd39b0d4958a5eafef9065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8def75ace6e03e0759f3422b6dbea6d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fc8a2cfa5c1c6abe3f1c2bc60c4d0bc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fc8a2cfa5c1c6abe3f1c2bc60c4d0bc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7fc8a2cfa5c1c6abe3f1c2bc60c4d0bc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fc8a2cfa5c1c6abe3f1c2bc60c4d0bc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c1493c2ff4ce3817df521a5d859e082" office:value-type="string">
            <text:p>PAIS</text:p>
          </table:table-cell>
          <table:table-cell table:style-name="odsStyleTableCell-dc1493c2ff4ce3817df521a5d859e082" office:value-type="string">
            <text:p>UNIDAD MONETARIA</text:p>
          </table:table-cell>
          <table:table-cell table:style-name="odsStyleTableCell-dc1493c2ff4ce3817df521a5d859e082" office:value-type="string">
            <text:p>MONEDA</text:p>
          </table:table-cell>
          <table:table-cell table:style-name="odsStyleTableCell-dc1493c2ff4ce3817df521a5d859e082" office:value-type="string">
            <text:p>TIPO DE CAMBIO EN Bs POR UNIDAD DE MONEDA EXTRANJERA</text:p>
          </table:table-cell>
          <table:table-cell table:style-name="odsStyleTableCell-dc1493c2ff4ce3817df521a5d859e082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c8a2cfa5c1c6abe3f1c2bc60c4d0bc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c1493c2ff4ce3817df521a5d859e082" office:value-type="string">
            <text:p> </text:p>
          </table:table-cell>
          <table:table-cell table:style-name="odsStyleTableCell-dc1493c2ff4ce3817df521a5d859e082" office:value-type="string">
            <text:p>UNIDAD MONETARIA</text:p>
          </table:table-cell>
          <table:table-cell table:style-name="odsStyleTableCell-dc1493c2ff4ce3817df521a5d859e082" office:value-type="string">
            <text:p>MONEDA</text:p>
          </table:table-cell>
          <table:table-cell table:style-name="odsStyleTableCell-dc1493c2ff4ce3817df521a5d859e082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c8a2cfa5c1c6abe3f1c2bc60c4d0bc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c1493c2ff4ce3817df521a5d859e082" office:value-type="string">
            <text:p> </text:p>
          </table:table-cell>
        </table:table-row>
        <table:table-row table:style-name="ro1">
          <table:table-cell table:style-name="odsStyleTableCell-e5f0f6344dbfb9cdfb9ef8359d4afce6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7786f0821b820384d70a2caf5e0a2d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14</meta:creation-date>
    <meta:generator>ods générator</meta:generator>
    <dc:date>2024-10-16T13:16:14</dc:date>
    <meta:editing-duration>PT1S</meta:editing-duration>
    <meta:editing-cycles>1</meta:editing-cycles>
    <meta:document-statistic meta:table-count="1" meta:cell-count="4" meta:object-count="0"/>
  </office:meta>
</office:document-meta>
</file>